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262f3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262f3" style:font-size-asian="16pt" style:font-size-complex="16pt"/>
    </style:style>
    <style:style style:name="T1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V</text:span></text:p>
      <text:p text:style-name="P2"><text:span text:style-name="T5">Виктор, Алексей и Максим в белых халатах торжествующе вошли в зал. Джейн стояла в центре просторного белого зала, скованная по рукам и ногам наручниками и обвешанная кучей датчиков и проводов. Гневным взглядом она посмотрела на подходящих к ней людей, закатывая глаза. <text:s/></text:span></text:p>
      <text:p text:style-name="P2"><text:span text:style-name="T5">–Приветствую вас, уважаемая агент Лотос, – сказал насмешливо Виктор.</text:span></text:p>
      <text:p text:style-name="P2"><text:span text:style-name="T5">–Так это вы тот ублюдок, кто подослал толпу идиотов, которые сначала облапали меня всю, а потом еще и платье мне испорти всякими там шприцами! – ответила девушка, фыркнув. </text:span></text:p>
      <text:p text:style-name="P2"><text:span text:style-name="T5">–Попрошу выбирать выражения, – сказал Виктор. </text:span></text:p>
      <text:p text:style-name="P2"><text:span text:style-name="T5">–Да что ты с ней церемонишься?! – крикнула Мария, поднимая взгляд из ноутбука. И достав пульт, нажала на одну из кнопок. Послышалось легкое потрескивание, и по телу Джейн побежал ток. Она вскрикнула и сильно выгнулась. </text:span></text:p>
      <text:p text:style-name="P2"><text:span text:style-name="T5">–Вот мужчины! Вечно медлите, потому и проигрываете, – добавила Маша, отпуская кнопку и наблюдая, как Джейн тяжело отдыхивается. </text:span></text:p>
      <text:p text:style-name="P2"><text:span text:style-name="T5">–Ты что творишь! – крикнул Виктор, выхватывая у нее пульт.</text:span></text:p>
      <text:p text:style-name="P2"><text:span text:style-name="T5">–Не забывай, кто ты такой! Откуда вообще взялась жалость?! – крикнула она. </text:span></text:p>
      <text:p text:style-name="P2"><text:span text:style-name="T5">–Пора начинать, Виктор Сергеевич, – сказал Максим, доставая из кожаного пенала небольшой шприц. </text:span></text:p>
      <text:p text:style-name="P2"><text:span text:style-name="T5">–Хорошо, доктор, приступайте, – сказал Виктор <text:s/>и вышел из зала. </text:span></text:p>
      <text:p text:style-name="P2"><text:soft-page-break/><text:span text:style-name="T5">–Не бойтесь. Операция безболезненна, болезненны последствия, но потом вас это волновать не будет, – сказал Алексей, принимая шприц у Максима и вводя девушке инъекцию. </text:span></text:p>
      <text:p text:style-name="P2"><text:span text:style-name="T5">–Клянусь, я сломаю тебе руку! Это практически безболезненно! – крикнула Джейн, и глаза ее медленно закрылись.</text:span></text:p>
      <text:p text:style-name="P2"><text:span text:style-name="T5">Алексей и Максим вышли из зала и встали у стекла, разделяющего зал и лабораторию. Двери плавно задвинулись и помещение, где находилась девушка, заполнилось легким дымом. Когда дым рассеялся, Максим сел за ноутбук и пальцы его забегали по клавишам. Из открывшихся ниш выдвинулся столик с оборудованием, несколько механических манипуляторов, игл и других приспособлений. Из ниши в потолке опускался, раскладываясь, небольшой лазер. Кольца ярко сверкали зеленым, а с конца его падал зеленый луч. Луч упал на спину девушки, оставляя ровный и гладкий разрез. Далее подключились к делу остальные приспособления, еще один лазер и микроскопический магнитный луч. Максим с потом на лбу сидел за ноутбуком. Виктор Маша и Алексей с торжеством стояли у стекла, наблюдая за процессом. Часть приборов отодвинулась, и в дело вступили тонкие иглы, оставляя ровный незаметный шов. Кольца лазера вновь вспыхнули зеленым. Следующий разрез приходился на границе головы и шеи. Прошло еще около 15 минут. Все приборы исчезли в своих нишах, а Максим вытер пот со лба. </text:span></text:p>
      <text:p text:style-name="P2"><text:span text:style-name="T5">–Что скажете, доктор, – спросил, оборачиваясь, Виктор.</text:span></text:p>
      <text:p text:style-name="P2"><text:span text:style-name="T5">–Есть все признаки жизни. Связь между чипом и Спрутом успешно установлена. Сеть встраивается ее клетки и нейроны. Сейчас она </text:span><text:soft-page-break/><text:span text:style-name="T5">приходит в сознание. Процесс завершен на 43 процента, и пока он будет идти, она будет ощущать жуткую боль.</text:span></text:p>
      <text:p text:style-name="P2"><text:span text:style-name="T5">Девушка открыла глаза, издавая пронзительный крик и сильно выгибаясь, однако он не дошел до лаборатории. Наконец, Максим нажал на ноутбуке несколько клавиш и глаза Джейн сделались пустыми и бесчувственными. Руки и ноги ее были свободны. Красная лампа над дверьми зала потухла, и они плавно открылись. Мария спокойным шагом подошла к девушке. </text:span></text:p>
      <text:p text:style-name="P2"><text:span text:style-name="T5">–Сними с себя всю эту дрянь, – повелительно сказала она. </text:span></text:p>
      <text:p text:style-name="P2"><text:span text:style-name="T5">–Джейн посмотрела на нее и послушно сняла все провода и датчики. </text:span></text:p>
      <text:p text:style-name="P2"><text:span text:style-name="T5">–Ты в хороших руках, пойдем. Меня зовут Маша, – сказала девушка, выходя из зала. </text:span></text:p>
      <text:p text:style-name="P2"><text:span text:style-name="T5">–Ой, а я Джейн. Очень приятно, – ответила девушка. </text:span></text:p>
      <text:p text:style-name="P2"><text:span text:style-name="T5">–Мы находимся в гостях у очень серьезного и влиятельного ученого. Нам нужна твоя помощь. </text:span></text:p>
      <text:p text:style-name="P2"><text:span text:style-name="T5">–Хорошо, я готова выслушать вас за чашечкой кофе, – сказала, улыбаясь Джейн. </text:span></text:p>
      <text:p text:style-name="P2"><text:span text:style-name="T5">–Браво, доктор! Это восхитительно! – крикнул Виктор и вместе с Марией и Джейн удалился из зала. </text:span></text:p>
      <text:p text:style-name="P2"><text:span text:style-name="T5">Максим закрыл ноутбук и задумался. Алексей попрощался и поспешил уйти. В зале воцарилось черное молчание и печальная тишин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9:32.469000000</meta:creation-date>
    <dc:date>2022-05-15T19:49:58.544000000</dc:date>
    <meta:editing-duration>PT26S</meta:editing-duration>
    <meta:editing-cycles>1</meta:editing-cycles>
    <meta:document-statistic meta:table-count="0" meta:image-count="0" meta:object-count="0" meta:page-count="3" meta:paragraph-count="25" meta:word-count="562" meta:character-count="3786" meta:non-whitespace-character-count="3212"/>
    <meta:generator>LibreOffice/7.2.2.2$Windows_X86_64 LibreOffice_project/02b2acce88a210515b4a5bb2e46cbfb63fe97d56</meta:generator>
  </office:meta>
</office:document-meta>
</file>